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901000015F000000B77E0595263AC1DDC4E.svg" manifest:media-type="image/svg+xml"/>
  <manifest:file-entry manifest:full-path="Pictures/10000201000000D40000006FDD78A99758373C5A.png" manifest:media-type="image/png"/>
  <manifest:file-entry manifest:full-path="Pictures/10000201000000A300000165C0BC81EE5FD46C87.png" manifest:media-type="image/png"/>
  <manifest:file-entry manifest:full-path="Pictures/10000201000001B900000121EFFE8915CAB078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d2a41f" draw:textarea-horizontal-align="justify" draw:textarea-vertical-align="middle" draw:auto-grow-height="false" fo:min-height="1.006cm" fo:min-width="0.53cm"/>
    </style:style>
    <style:style style:name="gr3" style:family="graphic" style:parent-style-name="standard">
      <style:graphic-properties draw:fill="solid" draw:fill-color="#d2a41f" draw:textarea-horizontal-align="justify" draw:textarea-vertical-align="middle" draw:auto-grow-height="false" fo:min-height="1.006cm" fo:min-width="0.529cm"/>
    </style:style>
    <style:style style:name="gr4" style:family="graphic" style:parent-style-name="standard">
      <style:graphic-properties draw:fill="solid" draw:fill-color="#d2a41f" draw:textarea-horizontal-align="justify" draw:textarea-vertical-align="middle" draw:auto-grow-height="false" fo:min-height="1.006cm" fo:min-width="0.53cm"/>
    </style:style>
    <style:style style:name="gr5" style:family="graphic" style:parent-style-name="standard">
      <style:graphic-properties draw:fill="solid" draw:fill-color="#f8dc75" draw:textarea-horizontal-align="justify" draw:textarea-vertical-align="middle" draw:auto-grow-height="false" fo:min-height="1.006cm" fo:min-width="0.529cm"/>
    </style:style>
    <style:style style:name="gr6" style:family="graphic" style:parent-style-name="standard">
      <style:graphic-properties draw:fill="solid" draw:fill-color="#f8dc75" draw:textarea-horizontal-align="justify" draw:textarea-vertical-align="middle" draw:auto-grow-height="false" fo:min-height="1.006cm" fo:min-width="0.531cm"/>
    </style:style>
    <style:style style:name="gr7" style:family="graphic" style:parent-style-name="standard">
      <style:graphic-properties draw:fill="solid" draw:fill-color="#f8dc75" draw:textarea-horizontal-align="justify" draw:textarea-vertical-align="middle" draw:auto-grow-height="false" fo:min-height="1.006cm" fo:min-width="0.529cm"/>
    </style:style>
    <style:style style:name="gr8" style:family="graphic" style:parent-style-name="objectwithoutfill">
      <style:graphic-properties draw:marker-end="Arrow" draw:marker-end-width="0.3cm" draw:fill="none"/>
    </style:style>
    <style:style style:name="gr9" style:family="graphic" style:parent-style-name="objectwithoutfill">
      <style:graphic-properties draw:fill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2a41f"/>
      <style:paragraph-properties fo:text-align="center"/>
      <style:text-properties fo:font-size="20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8dc75"/>
      <style:paragraph-properties fo:text-align="center"/>
      <style:text-properties fo:font-size="20pt" fo:font-weight="normal" style:font-size-asian="18pt" style:font-weight-asian="normal" style:font-size-complex="18pt" style:font-weight-complex="normal"/>
    </style:style>
    <style:style style:name="P5" style:family="paragraph">
      <loext:graphic-properties draw:fill="solid" draw:fill-color="#d2a41f"/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solid" draw:fill-color="#f8dc75"/>
      <style:paragraph-properties fo:text-align="center"/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="solid" draw:fill-color="#f8dc75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fo:font-weight="normal" style:font-size-asian="18pt" style:font-weight-asian="normal" style:font-size-complex="18pt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text-position="-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8cm" svg:height="1.644cm" svg:x="7.1cm" svg:y="7.399cm">
          <draw:image xlink:href="Pictures/10000201000001B900000121EFFE8915CAB07874.png" xlink:type="simple" xlink:show="embed" xlink:actuate="onLoad">
            <text:p/>
          </draw:image>
        </draw:frame>
        <draw:frame draw:style-name="gr1" draw:text-style-name="P1" draw:layer="layout" svg:width="1.594cm" svg:height="3.493cm" draw:transform="skewX (-0.000349065850398866) rotate (0.00610865238198015) translate (14.084cm 5.506cm)">
          <draw:image xlink:href="Pictures/10000201000000A300000165C0BC81EE5FD46C87.png" xlink:type="simple" xlink:show="embed" xlink:actuate="onLoad">
            <text:p/>
          </draw:image>
        </draw:frame>
        <draw:g>
          <draw:g>
            <draw:custom-shape draw:style-name="gr2" draw:text-style-name="P2" draw:layer="layout" svg:width="1.029cm" svg:height="1.422cm" svg:x="6.9cm" svg:y="9.199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3" draw:text-style-name="P2" draw:layer="layout" svg:width="1.028cm" svg:height="1.422cm" svg:x="6.986cm" svg:y="9.288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4" draw:text-style-name="P2" draw:layer="layout" svg:width="1.029cm" svg:height="1.422cm" svg:x="7.071cm" svg:y="9.377cm">
              <text:p text:style-name="P3"><text:span text:style-name="T1">CA</text:span></text:p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</draw:g>
        <draw:custom-shape draw:style-name="gr5" draw:text-style-name="P4" draw:layer="layout" svg:width="1.028cm" svg:height="1.422cm" svg:x="8.7cm" svg:y="9.19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8.785cm" svg:y="9.28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4" draw:layer="layout" svg:width="1.028cm" svg:height="1.422cm" svg:x="8.872cm" svg:y="9.377cm">
          <text:p text:style-name="P3"><text:span text:style-name="T2">f(</text:span><text:span text:style-name="T2">x</text:span><text:span text:style-name="T2">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" draw:text-style-name="P1" draw:layer="layout" svg:width="1.2cm" svg:height="0.627cm" draw:transform="rotate (-1.56730566829091) translate (12.727cm 9.599cm)">
          <draw:image xlink:href="Pictures/10000901000015F000000B77E0595263AC1DDC4E.svg" xlink:type="simple" xlink:show="embed" xlink:actuate="onLoad">
            <text:p/>
          </draw:image>
          <draw:image xlink:href="Pictures/10000201000000D40000006FDD78A99758373C5A.png" xlink:type="simple" xlink:show="embed" xlink:actuate="onLoad"/>
        </draw:frame>
        <draw:custom-shape draw:style-name="gr4" draw:text-style-name="P5" draw:layer="layout" svg:width="1.029cm" svg:height="1.422cm" svg:x="13.5cm" svg:y="9.377cm">
          <text:p text:style-name="P3"><text:span text:style-name="T1">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15.1cm" svg:y="9.3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15.185cm" svg:y="9.39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1.028cm" svg:height="1.422cm" svg:x="15.272cm" svg:y="9.488cm">
          <text:p text:style-name="P3"><text:span text:style-name="T3">f</text:span><text:span text:style-name="T4">s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8.701cm" svg:y="9.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8.786cm" svg:y="9.2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7" draw:layer="layout" svg:width="1.028cm" svg:height="1.422cm" svg:x="8.873cm" svg:y="9.378cm">
          <text:p text:style-name="P3"><text:span text:style-name="T3">f</text:span><text:span text:style-name="T4">c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1.029cm" svg:height="1.422cm" svg:x="7.071cm" svg:y="11.578cm">
          <text:p text:style-name="P3"><text:span text:style-name="T1">R</text:span><text:span text:style-name="T5">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1" draw:layer="layout" svg:x1="8.1cm" svg:y1="12.4cm" svg:x2="15.1cm" svg:y2="12.4cm">
          <text:p/>
        </draw:line>
        <draw:line draw:style-name="gr9" draw:text-style-name="P1" draw:layer="layout" svg:x1="9.5cm" svg:y1="10.8cm" svg:x2="11.5cm" svg:y2="12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3T14:25:09.945393011</meta:creation-date>
    <dc:date>2018-03-23T14:47:03.879165030</dc:date>
    <meta:editing-duration>PT21M53S</meta:editing-duration>
    <meta:editing-cycles>2</meta:editing-cycles>
    <meta:generator>LibreOffice/5.1.6.2$Linux_X86_64 LibreOffice_project/10m0$Build-2</meta:generator>
    <meta:document-statistic meta:object-count="21"/>
  </office:meta>
</office:document-meta>
</file>